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3.136cm" fo:margin-left="6.959cm" table:align="left"/>
    </style:style>
    <style:style style:name="Table1.A" style:family="table-column">
      <style:table-column-properties style:column-width="1.7cm"/>
    </style:style>
    <style:style style:name="Table1.B" style:family="table-column">
      <style:table-column-properties style:column-width="1.43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officeooo:rsid="000ba350" officeooo:paragraph-rsid="00089c75" style:font-weight-asian="bold" style:font-weight-complex="bold"/>
    </style:style>
    <style:style style:name="P2" style:family="paragraph" style:parent-style-name="Standard">
      <style:text-properties officeooo:rsid="000a233b" officeooo:paragraph-rsid="00089c75"/>
    </style:style>
    <style:style style:name="P3" style:family="paragraph" style:parent-style-name="Standard">
      <style:text-properties officeooo:rsid="000ba350" officeooo:paragraph-rsid="00089c75"/>
    </style:style>
    <style:style style:name="P4" style:family="paragraph" style:parent-style-name="Standard">
      <style:text-properties officeooo:rsid="000d5a55" officeooo:paragraph-rsid="00089c75"/>
    </style:style>
    <style:style style:name="P5" style:family="paragraph" style:parent-style-name="Standard">
      <style:paragraph-properties fo:text-align="center" style:justify-single-word="false"/>
      <style:text-properties officeooo:rsid="0023d82c" officeooo:paragraph-rsid="00089c75"/>
    </style:style>
    <style:style style:name="P6" style:family="paragraph" style:parent-style-name="Standard">
      <style:text-properties officeooo:paragraph-rsid="00089c75"/>
    </style:style>
    <style:style style:name="P7" style:family="paragraph" style:parent-style-name="Standard">
      <style:paragraph-properties fo:text-align="center" style:justify-single-word="false"/>
      <style:text-properties officeooo:paragraph-rsid="00089c75"/>
    </style:style>
    <style:style style:name="P8" style:family="paragraph" style:parent-style-name="Standard">
      <style:text-properties officeooo:rsid="002f6d2e" officeooo:paragraph-rsid="00089c75"/>
    </style:style>
    <style:style style:name="P9" style:family="paragraph" style:parent-style-name="Table_20_Contents">
      <style:text-properties fo:font-style="normal" style:text-underline-style="solid" style:text-underline-width="auto" style:text-underline-color="font-color" officeooo:rsid="000d3001" officeooo:paragraph-rsid="00089c75" style:font-style-asian="normal" style:font-style-complex="normal"/>
    </style:style>
    <style:style style:name="P10" style:family="paragraph" style:parent-style-name="Table_20_Contents">
      <style:text-properties officeooo:rsid="000d3001" officeooo:paragraph-rsid="00089c75"/>
    </style:style>
    <style:style style:name="P11" style:family="paragraph" style:parent-style-name="Standard" style:list-style-name="L1">
      <style:text-properties officeooo:rsid="000f30d9" officeooo:paragraph-rsid="00089c75"/>
    </style:style>
    <style:style style:name="P12" style:family="paragraph" style:parent-style-name="Standard" style:list-style-name="L1">
      <style:text-properties officeooo:rsid="000ba350" officeooo:paragraph-rsid="00089c75"/>
    </style:style>
    <style:style style:name="P13" style:family="paragraph" style:parent-style-name="Standard">
      <style:text-properties officeooo:rsid="000ba350" officeooo:paragraph-rsid="000af53e"/>
    </style:style>
    <style:style style:name="P14" style:family="paragraph" style:parent-style-name="Standard">
      <style:text-properties fo:font-weight="bold" officeooo:rsid="000ba350" officeooo:paragraph-rsid="00089c75" style:font-weight-asian="bold" style:font-weight-complex="bold"/>
    </style:style>
    <style:style style:name="T1" style:family="text">
      <style:text-properties officeooo:rsid="000ba350"/>
    </style:style>
    <style:style style:name="T2" style:family="text">
      <style:text-properties officeooo:rsid="000d5a55"/>
    </style:style>
    <style:style style:name="T3" style:family="text">
      <style:text-properties officeooo:rsid="0023d82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2fe5d" style:font-style-asian="italic" style:font-style-complex="italic"/>
    </style:style>
    <style:style style:name="T6" style:family="text">
      <style:text-properties fo:font-style="italic" officeooo:rsid="002e21c9" style:font-style-asian="italic" style:font-style-complex="italic"/>
    </style:style>
    <style:style style:name="T7" style:family="text">
      <style:text-properties fo:font-style="italic" officeooo:rsid="002717d8" style:font-style-asian="italic" style:font-style-complex="italic"/>
    </style:style>
    <style:style style:name="T8" style:family="text">
      <style:text-properties fo:font-style="italic" officeooo:rsid="002e368a" style:font-style-asian="italic" style:font-style-complex="italic"/>
    </style:style>
    <style:style style:name="T9" style:family="text">
      <style:text-properties fo:font-style="italic" officeooo:rsid="0028382b" style:font-style-asian="italic" style:font-style-complex="italic"/>
    </style:style>
    <style:style style:name="T10" style:family="text">
      <style:text-properties fo:font-style="italic" officeooo:rsid="0029651c" style:font-style-asian="italic" style:font-style-complex="italic"/>
    </style:style>
    <style:style style:name="T11" style:family="text">
      <style:text-properties officeooo:rsid="0022fe5d"/>
    </style:style>
    <style:style style:name="T12" style:family="text">
      <style:text-properties officeooo:rsid="00259765"/>
    </style:style>
    <style:style style:name="T13" style:family="text">
      <style:text-properties officeooo:rsid="002717d8"/>
    </style:style>
    <style:style style:name="T14" style:family="text">
      <style:text-properties officeooo:rsid="00311631"/>
    </style:style>
    <style:style style:name="T15" style:family="text">
      <style:text-properties officeooo:rsid="0028382b"/>
    </style:style>
    <style:style style:name="T16" style:family="text">
      <style:text-properties officeooo:rsid="002ae21f"/>
    </style:style>
    <style:style style:name="T17" style:family="text">
      <style:text-properties officeooo:rsid="0029651c"/>
    </style:style>
    <style:style style:name="T18" style:family="text">
      <style:text-properties officeooo:rsid="002f6d2e"/>
    </style:style>
    <style:style style:name="T19" style:family="text">
      <style:text-properties fo:font-weight="bold" officeooo:rsid="000a233b" style:font-weight-asian="bold" style:font-weight-complex="bold"/>
    </style:style>
    <style:style style:name="T20" style:family="text">
      <style:text-properties fo:font-weight="bold" officeooo:rsid="00089c75" style:font-weight-asian="bold" style:font-weight-complex="bold"/>
    </style:style>
    <style:style style:name="T21" style:family="text">
      <style:text-properties officeooo:rsid="0008d7e5"/>
    </style:style>
    <style:style style:name="T22" style:family="text">
      <style:text-properties officeooo:rsid="000af53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9">Referential </text:span><text:span text:style-name="T20">I</text:span><text:span text:style-name="T19">ntegrity </text:span><text:span text:style-name="T20">C</text:span><text:span text:style-name="T19">onstraints </text:span></text:p>
      <text:p text:style-name="P2">A constraint <text:span text:style-name="T21">which</text:span> ensures that a value which appears in one relation for a given set of attributes also appears for a certain number of attributes in another relation.</text:p>
      <text:p text:style-name="P2"/>
      <text:p text:style-name="P1">Foreign key</text:p>
      <text:list xml:id="list8256068025796576564" text:style-name="L1">
        <text:list-item>
          <text:p text:style-name="P11">Foreign keys are ways of implementing referential integrity constraints in the relational model.</text:p>
        </text:list-item>
        <text:list-item>
          <text:p text:style-name="P12">Consider the relations <text:span text:style-name="T4">R</text:span> and <text:span text:style-name="T4">S</text:span> and the respective relationship instances <text:span text:style-name="T4">r(R)</text:span> and <text:span text:style-name="T4">s(S)</text:span>.</text:p>
        </text:list-item>
        <text:list-item>
          <text:p text:style-name="P12">A subset of <text:span text:style-name="T4">R</text:span>, <text:span text:style-name="T11"><draw:frame draw:style-name="fr1" draw:name="Object3" text:anchor-type="as-char" svg:y="-0.215cm" svg:width="0.482cm" svg:height="0.2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 is the foreign key of <draw:frame draw:style-name="fr1" draw:name="Object4" text:anchor-type="as-char" svg:y="-0.386cm" svg:width="1.037cm" svg:height="0.50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 if for every <draw:frame draw:style-name="fr1" draw:name="Object5" text:anchor-type="as-char" svg:y="-0.377cm" svg:width="0.464cm" svg:height="0.53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 there exists some <draw:frame draw:style-name="fr1" draw:name="Object6" text:anchor-type="as-char" svg:y="-0.377cm" svg:width="0.462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 such that <draw:frame draw:style-name="fr1" draw:name="Object7" text:anchor-type="as-char" svg:y="-0.386cm" svg:width="1.095cm" svg:height="0.54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 = some <draw:frame draw:style-name="fr1" draw:name="Object8" text:anchor-type="as-char" svg:y="-0.386cm" svg:width="1.274cm" svg:height="0.54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, where<draw:frame draw:style-name="fr1" draw:name="Object9" text:anchor-type="as-char" svg:y="-0.377cm" svg:width="0.661cm" svg:height="0.53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 is the primary key of <text:span text:style-name="T5">S</text:span><text:span text:style-name="T4">(s)</text:span>.</text:p>
        </text:list-item>
      </text:list>
      <text:p text:style-name="P3"/>
      <text:p text:style-name="P1">How is referential integrity maintained in the ER-Model</text:p>
      <text:p text:style-name="P3">The n-ary relationship set R is ma<text:span text:style-name="T11">d</text:span>e up o<text:span text:style-name="T11">f</text:span> attributes <draw:frame draw:style-name="fr1" draw:name="Object10" text:anchor-type="as-char" svg:y="-0.377cm" svg:width="2.42cm" svg:height="0.53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 where each of <draw:frame draw:style-name="fr1" draw:name="Object11" text:anchor-type="as-char" svg:y="-0.377cm" svg:width="0.624cm" svg:height="0.531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is the foreign key.</text:p>
      <text:p text:style-name="P3"/>
      <text:p text:style-name="P1">Maintaining referential integrity during database operations</text:p>
      <text:list xml:id="list31340832" text:continue-numbering="true" text:style-name="L1">
        <text:list-item>
          <text:p text:style-name="P12">Consider the relations <text:span text:style-name="T4">R</text:span> and <text:span text:style-name="T4">S</text:span> and the respective relationship instances <text:span text:style-name="T4">r(R)</text:span> and <text:span text:style-name="T4">s(S)</text:span>. <text:span text:style-name="T12">Further let </text:span><text:span text:style-name="T13"><draw:frame draw:style-name="fr1" draw:name="Object12" text:anchor-type="as-char" svg:y="-0.386cm" svg:width="2.663cm" svg:height="0.54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3">,</text:span></text:p>
        </text:list-item>
        <text:list-item>
          <text:p text:style-name="P12"><text:span text:style-name="T13">Insertion/</text:span><text:span text:style-name="T14">Updation </text:span><text:span text:style-name="T13">of a new tuple </text:span><text:span text:style-name="T6"><draw:frame draw:style-name="fr1" draw:name="Object15" text:anchor-type="as-char" svg:y="-0.377cm" svg:width="0.527cm" svg:height="0.531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3"> into/</text:span><text:span text:style-name="T14">in</text:span><text:span text:style-name="T13"> </text:span><text:span text:style-name="T7">r(R)</text:span><text:span text:style-name="T13"> is possible only if </text:span><text:span text:style-name="T15"><draw:frame draw:style-name="fr1" draw:name="Object13" text:anchor-type="as-char" svg:y="-0.386cm" svg:width="2.445cm" svg:height="0.542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5">.</text:span></text:p>
        </text:list-item>
        <text:list-item>
          <text:p text:style-name="P12"><text:span text:style-name="T15">Deletion/</text:span><text:span text:style-name="T14">Updation</text:span><text:span text:style-name="T15"> of a t</text:span><text:span text:style-name="T16">u</text:span><text:span text:style-name="T15">p</text:span><text:span text:style-name="T16">l</text:span><text:span text:style-name="T15">e </text:span><text:span text:style-name="T8"><draw:frame draw:style-name="fr1" draw:name="Object16" text:anchor-type="as-char" svg:y="-0.377cm" svg:width="0.496cm" svg:height="0.531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9"> </text:span><text:span text:style-name="T15">from/</text:span><text:span text:style-name="T14">in</text:span><text:span text:style-name="T15"> </text:span><text:span text:style-name="T10">s(S)</text:span><text:span text:style-name="T15"> is possible </text:span><text:span text:style-name="T17">only if </text:span><text:span text:style-name="T16"><draw:frame draw:style-name="fr1" draw:name="Object14" text:anchor-type="as-char" svg:y="-0.386cm" svg:width="3.023cm" svg:height="0.579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6">. </text:span><text:span text:style-name="T18">Else the deletion will have to be cascaded.</text:span></text:p>
        </text:list-item>
      </text:list>
      <text:p text:style-name="P8"/>
      <text:p text:style-name="P1">Referential integrity constrains in SQL</text:p>
      <text:p text:style-name="P13"><text:span text:style-name="T22">create table account</text:span></text:p>
      <text:p text:style-name="P13"><text:span text:style-name="T22"><text:tab/>( …</text:span></text:p>
      <text:p text:style-name="P13"><text:span text:style-name="T22"><text:tab/><text:tab/>foreign key(branch_name) references branch</text:span></text:p>
      <text:p text:style-name="P13"><text:span text:style-name="T22"><text:tab/><text:tab/><text:tab/><text:tab/><text:tab/><text:tab/>on delete cascade</text:span></text:p>
      <text:p text:style-name="P13"><text:span text:style-name="T22"><text:tab/><text:tab/><text:tab/><text:tab/><text:tab/><text:tab/>on update cascade</text:span></text:p>
      <text:p text:style-name="P13"><text:span text:style-name="T22"><text:tab/> … )</text:span></text:p>
      <text:p text:style-name="P13"><text:span text:style-name="T22"/></text:p>
      <text:p text:style-name="P1">Why are integrity constraints checked only at the end of transactions and not at the end of each database modification?</text:p>
      <text:p text:style-name="P4">Consider the simple relation with a self referring foreign key.</text:p>
      <text:p text:style-name="P5">Married-pers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Name</text:p>
          </table:table-cell>
          <table:table-cell table:style-name="Table1.B1" office:value-type="string">
            <text:p text:style-name="P10">Spouse</text:p>
          </table:table-cell>
        </table:table-row>
      </table:table>
      <text:p text:style-name="P4">Here Spouse is a self referring foreign key.</text:p>
      <text:p text:style-name="P6"><text:span text:style-name="T1">If integrity constraints are checked at the end of each modification we </text:span><text:span text:style-name="T2">w</text:span><text:span text:style-name="T1">ill not be able to add t</text:span><text:span text:style-name="T3">u</text:span><text:span text:style-name="T1">ples of a married coup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08:32:56</meta:creation-date>
    <dc:title>T1</dc:title>
    <meta:editing-duration>P0D</meta:editing-duration>
    <meta:editing-cycles>4</meta:editing-cycles>
    <meta:generator>LibreOffice/4.0.1.2$Windows_x86 LibreOffice_project/84102822e3d61eb989ddd325abf1ac077904985</meta:generator>
    <meta:initial-creator>Kempa </meta:initial-creator>
    <dc:date>2013-04-01T11:19:21.05</dc:date>
    <meta:document-statistic meta:table-count="1" meta:image-count="0" meta:object-count="14" meta:page-count="1" meta:paragraph-count="26" meta:word-count="259" meta:character-count="1539" meta:non-whitespace-character-count="1286"/>
    <meta:template xlink:type="simple" xlink:actuate="onRequest" xlink:title="T1" xlink:href="../../../.config/libreoffice/3/user/template/T1.ott" meta:date="2013-02-15T08:32:53"/>
  </office:meta>
</office:document-meta>
</file>

<file path=Object 1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0/content.xml><?xml version="1.0" encoding="utf-8"?>
<math xmlns="http://www.w3.org/1998/Math/MathML">
  <semantics>
    <mrow>
      <msub>
        <mo stretchy="false">π</mo>
        <mo stretchy="false">α</mo>
      </msub>
      <mrow>
        <mrow>
          <mo stretchy="false">(</mo>
          <mrow>
            <mi>R</mi>
          </mrow>
          <mo stretchy="false">)</mo>
        </mrow>
        <mo stretchy="false">⊆</mo>
        <msub>
          <mo stretchy="false">π</mo>
          <mi>K</mi>
        </msub>
      </mrow>
      <mrow>
        <mo stretchy="false">(</mo>
        <mrow>
          <mi>S</mi>
        </mrow>
        <mo stretchy="false">)</mo>
      </mrow>
    </mrow>
    <annotation encoding="StarMath 5.0">%pi_%alpha(R) subseteq %pi_K(S)</annotation>
  </semantics>
</math>
</file>

<file path=Object 11/content.xml><?xml version="1.0" encoding="utf-8"?>
<math xmlns="http://www.w3.org/1998/Math/MathML">
  <semantics>
    <mrow>
      <msub>
        <mi>t</mi>
        <mi>R</mi>
      </msub>
    </mrow>
    <annotation encoding="StarMath 5.0">t_R</annotation>
  </semantics>
</math>
</file>

<file path=Object 12/content.xml><?xml version="1.0" encoding="utf-8"?>
<math xmlns="http://www.w3.org/1998/Math/MathML">
  <semantics>
    <mrow>
      <msub>
        <mi>t</mi>
        <mi>R</mi>
      </msub>
      <mrow>
        <mrow>
          <mo stretchy="false">[</mo>
          <mrow>
            <mo stretchy="false">α</mo>
          </mrow>
          <mo stretchy="false">]</mo>
        </mrow>
        <mo stretchy="false">∈</mo>
        <msub>
          <mo stretchy="false">π</mo>
          <mi>k</mi>
        </msub>
      </mrow>
      <mrow>
        <mo stretchy="false">(</mo>
        <mrow>
          <mi>S</mi>
        </mrow>
        <mo stretchy="false">)</mo>
      </mrow>
    </mrow>
    <annotation encoding="StarMath 5.0">t_R[%alpha] in %pi_k(S)</annotation>
  </semantics>
</math>
</file>

<file path=Object 13/content.xml><?xml version="1.0" encoding="utf-8"?>
<math xmlns="http://www.w3.org/1998/Math/MathML">
  <semantics>
    <mrow>
      <msub>
        <mi>t</mi>
        <mi>S</mi>
      </msub>
    </mrow>
    <annotation encoding="StarMath 5.0">t_S</annotation>
  </semantics>
</math>
</file>

<file path=Object 14/content.xml><?xml version="1.0" encoding="utf-8"?>
<math xmlns="http://www.w3.org/1998/Math/MathML">
  <semantics>
    <mrow>
      <msub>
        <mo stretchy="false">σ</mo>
        <mrow>
          <mrow>
            <mo stretchy="false">α</mo>
            <mo stretchy="false">=</mo>
            <msub>
              <mi>t</mi>
              <mi>S</mi>
            </msub>
          </mrow>
          <mrow>
            <mo stretchy="false">[</mo>
            <mrow>
              <mi>K</mi>
            </mrow>
            <mo stretchy="false">]</mo>
          </mrow>
        </mrow>
      </msub>
      <mi>r</mi>
      <mrow>
        <mrow>
          <mo stretchy="false">(</mo>
          <mrow>
            <mi>R</mi>
          </mrow>
          <mo stretchy="false">)</mo>
        </mrow>
        <mo stretchy="false">=</mo>
        <mo stretchy="false">∅</mo>
      </mrow>
    </mrow>
    <annotation encoding="StarMath 5.0">%sigma_{%alpha = t_S[K]} r(R)= emptyset</annotation>
  </semantics>
</math>
</file>

<file path=Object 2/content.xml><?xml version="1.0" encoding="utf-8"?>
<math xmlns="http://www.w3.org/1998/Math/MathML">
  <semantics>
    <mrow>
      <mi>r</mi>
      <mrow>
        <mo stretchy="false">(</mo>
        <mrow>
          <mi>R</mi>
        </mrow>
        <mo stretchy="false">)</mo>
      </mrow>
    </mrow>
    <annotation encoding="StarMath 5.0">r(R)</annotation>
  </semantics>
</math>
</file>

<file path=Object 3/content.xml><?xml version="1.0" encoding="utf-8"?>
<math xmlns="http://www.w3.org/1998/Math/MathML">
  <semantics>
    <mrow>
      <msub>
        <mi>t</mi>
        <mi>r</mi>
      </msub>
    </mrow>
    <annotation encoding="StarMath 5.0">t_r</annotation>
  </semantics>
</math>
</file>

<file path=Object 4/content.xml><?xml version="1.0" encoding="utf-8"?>
<math xmlns="http://www.w3.org/1998/Math/MathML">
  <semantics>
    <mrow>
      <msub>
        <mi>t</mi>
        <mi>s</mi>
      </msub>
    </mrow>
    <annotation encoding="StarMath 5.0">t_s</annotation>
  </semantics>
</math>
</file>

<file path=Object 5/content.xml><?xml version="1.0" encoding="utf-8"?>
<math xmlns="http://www.w3.org/1998/Math/MathML">
  <semantics>
    <mrow>
      <msub>
        <mi>t</mi>
        <mi>r</mi>
      </msub>
      <mrow>
        <mo stretchy="false">(</mo>
        <mrow>
          <mo stretchy="false">α</mo>
        </mrow>
        <mo stretchy="false">)</mo>
      </mrow>
    </mrow>
    <annotation encoding="StarMath 5.0">t_r(%alpha)</annotation>
  </semantics>
</math>
</file>

<file path=Object 6/content.xml><?xml version="1.0" encoding="utf-8"?>
<math xmlns="http://www.w3.org/1998/Math/MathML">
  <semantics>
    <mrow>
      <msub>
        <mi>t</mi>
        <mi>s</mi>
      </msub>
      <mrow>
        <mo stretchy="false">(</mo>
        <mrow>
          <msub>
            <mi>K</mi>
            <mi>s</mi>
          </msub>
        </mrow>
        <mo stretchy="false">)</mo>
      </mrow>
    </mrow>
    <annotation encoding="StarMath 5.0">t_s(K_s)</annotation>
  </semantics>
</math>
</file>

<file path=Object 7/content.xml><?xml version="1.0" encoding="utf-8"?>
<math xmlns="http://www.w3.org/1998/Math/MathML">
  <semantics>
    <mrow>
      <msub>
        <mi>K</mi>
        <mi>s</mi>
      </msub>
    </mrow>
    <annotation encoding="StarMath 5.0"> K_s</annotation>
  </semantics>
</math>
</file>

<file path=Object 8/content.xml><?xml version="1.0" encoding="utf-8"?>
<math xmlns="http://www.w3.org/1998/Math/MathML">
  <semantics>
    <mrow>
      <msub>
        <mi>K</mi>
        <mn>1,</mn>
      </msub>
      <msub>
        <mi>K</mi>
        <mn>2,</mn>
      </msub>
      <mi>…</mi>
      <mi>,</mi>
      <msub>
        <mi>K</mi>
        <mi>n</mi>
      </msub>
    </mrow>
    <annotation encoding="StarMath 5.0">K_1, K_2, … , K_n</annotation>
  </semantics>
</math>
</file>

<file path=Object 9/content.xml><?xml version="1.0" encoding="utf-8"?>
<math xmlns="http://www.w3.org/1998/Math/MathML">
  <semantics>
    <mrow>
      <msub>
        <mi>K</mi>
        <mi>i</mi>
      </msub>
    </mrow>
    <annotation encoding="StarMath 5.0">K_i </annotation>
  </semantics>
</math>
</file>